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S P????" svg:font-family="'MS P????'" style:font-family-generic="system" style:font-pitch="variable"/>
    <style:font-face style:name="Times1" svg:font-family="Times" style:font-family-generic="system" style:font-pitch="variable"/>
  </office:font-face-decls>
  <office:automatic-styles>
    <style:style style:name="P1" style:family="paragraph" style:parent-style-name="Paragrafo_20_elenco">
      <style:paragraph-properties fo:margin-left="0.25in" fo:margin-right="0in" fo:text-indent="0in" style:auto-text-indent="false"/>
      <style:text-properties style:font-name="Verdana" fo:font-size="10pt" officeooo:paragraph-rsid="0013471b" style:font-size-asian="10pt" style:font-name-complex="Tahoma" style:font-size-complex="10pt"/>
    </style:style>
    <style:style style:name="P2" style:family="paragraph" style:parent-style-name="Standard">
      <style:text-properties fo:color="#000090" style:font-name="Verdana" fo:font-weight="bold" officeooo:paragraph-rsid="0013471b" style:font-weight-asian="bold"/>
    </style:style>
    <style:style style:name="P3" style:family="paragraph" style:parent-style-name="Paragrafo_20_elenco">
      <style:paragraph-properties fo:margin-left="0.2957in" fo:margin-right="0in" fo:line-height="150%" fo:text-align="justify" style:justify-single-word="false" fo:text-indent="0in" style:auto-text-indent="false"/>
      <style:text-properties fo:color="#c00000" style:font-name="Verdana" fo:font-size="12pt" fo:font-weight="bold" officeooo:paragraph-rsid="0013471b" style:font-size-asian="12pt" style:font-weight-asian="bold" style:font-name-complex="Tahoma" style:font-size-complex="12pt"/>
    </style:style>
    <style:style style:name="P4" style:family="paragraph" style:parent-style-name="Paragrafo_20_elenco">
      <style:paragraph-properties fo:margin-left="0.2957in" fo:margin-right="0in" fo:text-indent="0in" style:auto-text-indent="false"/>
      <style:text-properties style:font-name="Verdana" officeooo:paragraph-rsid="0013471b" style:font-name-complex="Tahoma"/>
    </style:style>
    <style:style style:name="P5" style:family="paragraph" style:parent-style-name="Paragrafo_20_elenco">
      <style:paragraph-properties fo:margin-left="0.2957in" fo:margin-right="0in" fo:text-indent="-0.2957in" style:auto-text-indent="false"/>
      <style:text-properties style:font-name="Verdana" officeooo:paragraph-rsid="0013471b" style:font-name-complex="Tahoma"/>
    </style:style>
    <style:style style:name="P6" style:family="paragraph" style:parent-style-name="Standard" style:master-page-name="Standard">
      <style:paragraph-properties fo:text-align="center" style:justify-single-word="false" style:page-number="auto"/>
      <style:text-properties fo:color="#c00000" style:font-name="Verdana" fo:font-size="14pt" fo:font-weight="bold" officeooo:paragraph-rsid="0013471b" style:font-size-asian="14pt" style:font-weight-asian="bold" style:font-name-complex="Tahoma" style:font-size-complex="14pt"/>
    </style:style>
    <style:style style:name="P7" style:family="paragraph" style:parent-style-name="Paragrafo_20_elenco">
      <style:paragraph-properties fo:margin-left="0.2957in" fo:margin-right="0in" fo:line-height="150%" fo:text-align="justify" style:justify-single-word="false" fo:text-indent="0in" style:auto-text-indent="false"/>
      <style:text-properties fo:color="#c00000" style:font-name="Verdana" fo:font-size="12pt" fo:font-weight="bold" officeooo:paragraph-rsid="0013471b" style:font-size-asian="12pt" style:font-weight-asian="bold" style:font-name-complex="Tahoma" style:font-size-complex="12pt"/>
    </style:style>
    <style:style style:name="P8" style:family="paragraph" style:parent-style-name="Paragrafo_20_elenco" style:list-style-name="WW8Num10">
      <style:text-properties officeooo:paragraph-rsid="0013471b"/>
    </style:style>
    <style:style style:name="P9" style:family="paragraph" style:parent-style-name="Paragrafo_20_elenco" style:list-style-name="WW8Num10">
      <style:text-properties officeooo:paragraph-rsid="0014919b"/>
    </style:style>
    <style:style style:name="P10" style:family="paragraph" style:parent-style-name="Paragrafo_20_elenco" style:list-style-name="WW8Num25">
      <style:text-properties officeooo:paragraph-rsid="0013471b"/>
    </style:style>
    <style:style style:name="P11" style:family="paragraph" style:parent-style-name="Paragrafo_20_elenco" style:list-style-name="WW8Num25">
      <style:text-properties officeooo:paragraph-rsid="00216702"/>
    </style:style>
    <style:style style:name="P12" style:family="paragraph" style:parent-style-name="Paragrafo_20_elenco" style:list-style-name="WW8Num25">
      <style:text-properties officeooo:paragraph-rsid="00167ff0"/>
    </style:style>
    <style:style style:name="P13" style:family="paragraph" style:parent-style-name="Paragrafo_20_elenco" style:list-style-name="WW8Num25">
      <style:text-properties officeooo:paragraph-rsid="00180743"/>
    </style:style>
    <style:style style:name="P14" style:family="paragraph" style:parent-style-name="Paragrafo_20_elenco" style:list-style-name="WW8Num25">
      <style:text-properties officeooo:paragraph-rsid="001bfee6"/>
    </style:style>
    <style:style style:name="P15" style:family="paragraph" style:parent-style-name="Paragrafo_20_elenco" style:list-style-name="WW8Num25">
      <style:text-properties officeooo:paragraph-rsid="0020713f"/>
    </style:style>
    <style:style style:name="P16" style:family="paragraph" style:parent-style-name="Paragrafo_20_elenco" style:list-style-name="WW8Num25">
      <style:text-properties officeooo:paragraph-rsid="00229fb3"/>
    </style:style>
    <style:style style:name="P17" style:family="paragraph" style:parent-style-name="Paragrafo_20_elenco" style:list-style-name="WW8Num25">
      <style:text-properties officeooo:paragraph-rsid="0025b52a"/>
    </style:style>
    <style:style style:name="P18" style:family="paragraph" style:parent-style-name="Paragrafo_20_elenco" style:list-style-name="WW8Num25">
      <style:text-properties style:font-name="Verdana" fo:font-size="10pt" officeooo:paragraph-rsid="0013471b" style:font-size-asian="10pt" style:font-name-complex="Tahoma" style:font-size-complex="10pt"/>
    </style:style>
    <style:style style:name="P19" style:family="paragraph" style:parent-style-name="Paragrafo_20_elenco" style:list-style-name="WW8Num22">
      <style:text-properties style:font-name="Verdana" fo:font-size="10pt" officeooo:paragraph-rsid="0013471b" style:font-size-asian="10pt" style:font-name-complex="Tahoma" style:font-size-complex="10pt"/>
    </style:style>
    <style:style style:name="P20" style:family="paragraph" style:parent-style-name="Paragrafo_20_elenco" style:list-style-name="WW8Num15">
      <style:text-properties style:font-name="Verdana" fo:font-size="10pt" officeooo:paragraph-rsid="0013471b" style:font-size-asian="10pt" style:font-name-complex="Tahoma" style:font-size-complex="10pt"/>
    </style:style>
    <style:style style:name="P21" style:family="paragraph" style:parent-style-name="Paragrafo_20_elenco" style:list-style-name="WW8Num21">
      <style:paragraph-properties fo:line-height="100%"/>
      <style:text-properties style:font-name="Verdana" fo:font-size="10pt" officeooo:paragraph-rsid="0013471b" style:font-size-asian="10pt" style:font-size-complex="10pt"/>
    </style:style>
    <style:style style:name="P22" style:family="paragraph" style:parent-style-name="Paragrafo_20_elenco" style:list-style-name="WW8Num15">
      <style:text-properties style:font-name="Verdana" fo:font-size="10pt" fo:language="it" fo:country="IT" officeooo:rsid="0008479f" officeooo:paragraph-rsid="0013471b" style:font-size-asian="10pt" style:font-name-complex="Tahoma" style:font-size-complex="10pt"/>
    </style:style>
    <style:style style:name="P23" style:family="paragraph" style:parent-style-name="Paragrafo_20_elenco">
      <style:text-properties style:font-name="Verdana" fo:font-size="10pt" fo:language="it" fo:country="IT" officeooo:rsid="0008479f" officeooo:paragraph-rsid="0013471b" style:font-size-asian="10pt" style:font-name-complex="Tahoma" style:font-size-complex="10pt"/>
    </style:style>
    <style:style style:name="P24" style:family="paragraph" style:parent-style-name="Paragrafo_20_elenco" style:list-style-name="WW8Num25">
      <style:paragraph-properties fo:line-height="100%"/>
      <style:text-properties officeooo:paragraph-rsid="0013471b"/>
    </style:style>
    <style:style style:name="P25" style:family="paragraph" style:parent-style-name="Paragrafo_20_elenco" style:list-style-name="WW8Num14">
      <style:paragraph-properties fo:line-height="100%"/>
      <style:text-properties officeooo:paragraph-rsid="0013471b"/>
    </style:style>
    <style:style style:name="P26" style:family="paragraph" style:parent-style-name="Paragrafo_20_elenco" style:list-style-name="WW8Num14">
      <style:text-properties officeooo:paragraph-rsid="0013471b"/>
    </style:style>
    <style:style style:name="P27" style:family="paragraph" style:parent-style-name="Paragrafo_20_elenco" style:list-style-name="WW8Num14">
      <style:text-properties officeooo:paragraph-rsid="00221546"/>
    </style:style>
    <style:style style:name="P28" style:family="paragraph" style:parent-style-name="Paragrafo_20_elenco" style:list-style-name="WW8Num14">
      <style:text-properties officeooo:paragraph-rsid="0025c266"/>
    </style:style>
    <style:style style:name="P29" style:family="paragraph" style:parent-style-name="Paragrafo_20_elenco" style:list-style-name="WW8Num14">
      <style:text-properties officeooo:paragraph-rsid="00225de6"/>
    </style:style>
    <style:style style:name="P30" style:family="paragraph" style:parent-style-name="Paragrafo_20_elenco" style:list-style-name="WW8Num14">
      <style:text-properties officeooo:paragraph-rsid="0025b52a"/>
    </style:style>
    <style:style style:name="P31" style:family="paragraph" style:parent-style-name="Paragrafo_20_elenco" style:list-style-name="WW8Num14">
      <style:text-properties officeooo:paragraph-rsid="00279812"/>
    </style:style>
    <style:style style:name="P32" style:family="paragraph" style:parent-style-name="Paragrafo_20_elenco" style:list-style-name="WW8Num27">
      <style:text-properties officeooo:paragraph-rsid="0013471b"/>
    </style:style>
    <style:style style:name="P33" style:family="paragraph" style:parent-style-name="Paragrafo_20_elenco" style:list-style-name="WW8Num27">
      <style:text-properties officeooo:paragraph-rsid="0024fd56"/>
    </style:style>
    <style:style style:name="P34" style:family="paragraph" style:parent-style-name="Paragrafo_20_elenco" style:list-style-name="WW8Num25">
      <style:paragraph-properties fo:margin-top="0in" fo:margin-bottom="0in" fo:line-height="100%" fo:orphans="0" fo:widows="0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013471b"/>
    </style:style>
    <style:style style:name="P35" style:family="paragraph" style:parent-style-name="Paragrafo_20_elenco" style:list-style-name="WW8Num25">
      <style:paragraph-properties fo:margin-top="0in" fo:margin-bottom="0in" fo:line-height="100%" fo:orphans="0" fo:widows="0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0287457"/>
    </style:style>
    <style:style style:name="P36" style:family="paragraph" style:parent-style-name="Paragrafo_20_elenco" style:list-style-name="WW8Num25">
      <style:paragraph-properties fo:margin-top="0in" fo:margin-bottom="0in" fo:line-height="100%" fo:orphans="0" fo:widows="0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01f23d5"/>
    </style:style>
    <style:style style:name="P37" style:family="paragraph" style:parent-style-name="Paragrafo_20_elenco" style:list-style-name="WW8Num14">
      <style:paragraph-properties fo:margin-top="0in" fo:margin-bottom="0in" fo:line-height="100%" fo:orphans="0" fo:widows="0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013471b"/>
    </style:style>
    <style:style style:name="P38" style:family="paragraph" style:parent-style-name="Paragrafo_20_elenco" style:list-style-name="WW8Num14">
      <style:paragraph-properties fo:margin-top="0in" fo:margin-bottom="0in" fo:line-height="100%" fo:orphans="0" fo:widows="0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0287457"/>
    </style:style>
    <style:style style:name="P39" style:family="paragraph" style:parent-style-name="Paragrafo_20_elenco" style:list-style-name="WW8Num14">
      <style:paragraph-properties fo:margin-left="0in" fo:margin-right="0in" fo:text-indent="0in" style:auto-text-indent="false"/>
      <style:text-properties fo:color="#000000" style:font-name="Verdana" fo:font-size="10pt" fo:font-weight="normal" officeooo:rsid="0025b52a" officeooo:paragraph-rsid="0025b52a" style:font-size-asian="10pt" style:font-weight-asian="normal" style:font-name-complex="Tahoma" style:font-size-complex="10pt" style:font-weight-complex="normal"/>
    </style:style>
    <style:style style:name="P40" style:family="paragraph" style:parent-style-name="Paragrafo_20_elenco">
      <style:paragraph-properties fo:margin-left="0in" fo:margin-right="0in" fo:text-indent="0in" style:auto-text-indent="false"/>
      <style:text-properties style:font-name="Verdana" fo:font-size="10pt" fo:language="it" fo:country="IT" officeooo:rsid="0008479f" officeooo:paragraph-rsid="0013471b" style:font-size-asian="10pt" style:font-name-complex="Tahoma" style:font-size-complex="10pt"/>
    </style:style>
    <style:style style:name="P41" style:family="paragraph" style:parent-style-name="Paragrafo_20_elenco">
      <style:paragraph-properties fo:margin-left="0in" fo:margin-right="0in" fo:text-indent="0in" style:auto-text-indent="false"/>
      <style:text-properties style:font-name="Verdana" fo:font-size="10pt" fo:language="it" fo:country="IT" fo:font-weight="bold" officeooo:rsid="0008479f" officeooo:paragraph-rsid="002afe7a" style:font-size-asian="10pt" style:font-weight-asian="bold" style:font-name-complex="Tahoma" style:font-size-complex="10pt" style:font-weight-complex="bold"/>
    </style:style>
    <style:style style:name="P42" style:family="paragraph" style:parent-style-name="Paragrafo_20_elenco">
      <style:paragraph-properties fo:margin-left="0in" fo:margin-right="0in" fo:text-indent="0in" style:auto-text-indent="false"/>
      <style:text-properties style:font-name="Verdana" fo:font-size="10pt" fo:language="it" fo:country="IT" fo:font-weight="normal" officeooo:rsid="0008479f" officeooo:paragraph-rsid="002c8312" style:font-size-asian="10pt" style:font-weight-asian="normal" style:font-name-complex="Tahoma" style:font-size-complex="10pt" style:font-weight-complex="normal"/>
    </style:style>
    <style:style style:name="P43" style:family="paragraph" style:parent-style-name="Paragrafo_20_elenco">
      <style:paragraph-properties fo:margin-left="0in" fo:margin-right="0in" fo:text-indent="0in" style:auto-text-indent="false"/>
      <style:text-properties style:font-name="Verdana" fo:font-size="10pt" fo:language="it" fo:country="IT" fo:font-weight="normal" officeooo:rsid="0008479f" officeooo:paragraph-rsid="002e2f01" style:font-size-asian="10pt" style:font-weight-asian="normal" style:font-name-complex="Tahoma" style:font-size-complex="10pt" style:font-weight-complex="normal"/>
    </style:style>
    <style:style style:name="P44" style:family="paragraph" style:parent-style-name="Paragrafo_20_elenco">
      <style:paragraph-properties fo:margin-left="0in" fo:margin-right="0in" fo:text-indent="0in" style:auto-text-indent="false"/>
      <style:text-properties style:font-name="Verdana" fo:font-size="10pt" fo:language="it" fo:country="IT" fo:font-weight="normal" officeooo:rsid="0008479f" officeooo:paragraph-rsid="002fd43e" style:font-size-asian="10pt" style:font-weight-asian="normal" style:font-name-complex="Tahoma" style:font-size-complex="10pt" style:font-weight-complex="normal"/>
    </style:style>
    <style:style style:name="P45" style:family="paragraph" style:parent-style-name="Paragrafo_20_elenco">
      <style:paragraph-properties fo:margin-left="0in" fo:margin-right="0in" fo:text-indent="0in" style:auto-text-indent="false"/>
      <style:text-properties style:font-name="Verdana" fo:font-size="10pt" fo:language="it" fo:country="IT" fo:font-weight="normal" officeooo:rsid="0008479f" officeooo:paragraph-rsid="0033208d" style:font-size-asian="10pt" style:font-weight-asian="normal" style:font-name-complex="Tahoma" style:font-size-complex="10pt" style:font-weight-complex="normal"/>
    </style:style>
    <style:style style:name="P46" style:family="paragraph" style:parent-style-name="Paragrafo_20_elenco">
      <style:paragraph-properties fo:margin-left="0in" fo:margin-right="0in" fo:text-indent="0in" style:auto-text-indent="false"/>
      <style:text-properties style:font-name="Verdana" fo:font-size="10pt" fo:language="it" fo:country="IT" fo:font-weight="normal" officeooo:rsid="0008479f" officeooo:paragraph-rsid="003481a8" style:font-size-asian="10pt" style:font-weight-asian="normal" style:font-name-complex="Tahoma" style:font-size-complex="10pt" style:font-weight-complex="normal"/>
    </style:style>
    <style:style style:name="P47" style:family="paragraph" style:parent-style-name="Paragrafo_20_elenco">
      <style:paragraph-properties fo:margin-left="0in" fo:margin-right="0in" fo:text-indent="0in" style:auto-text-indent="false"/>
      <style:text-properties style:font-name="Verdana" fo:font-size="10pt" fo:language="it" fo:country="IT" fo:font-weight="normal" officeooo:rsid="0008479f" officeooo:paragraph-rsid="00364ee6" style:font-size-asian="10pt" style:font-weight-asian="normal" style:font-name-complex="Tahoma" style:font-size-complex="10pt" style:font-weight-complex="normal"/>
    </style:style>
    <style:style style:name="P48" style:family="paragraph" style:parent-style-name="Paragrafo_20_elenco">
      <style:paragraph-properties fo:margin-left="0in" fo:margin-right="0in" fo:text-indent="0in" style:auto-text-indent="false"/>
      <style:text-properties style:font-name="Verdana" fo:font-size="10pt" fo:language="it" fo:country="IT" fo:font-weight="normal" officeooo:rsid="0008479f" officeooo:paragraph-rsid="0038560b" style:font-size-asian="10pt" style:font-weight-asian="normal" style:font-name-complex="Tahoma" style:font-size-complex="10pt" style:font-weight-complex="normal"/>
    </style:style>
    <style:style style:name="P49" style:family="paragraph" style:parent-style-name="Paragrafo_20_elenco">
      <style:paragraph-properties fo:margin-left="0in" fo:margin-right="0in" fo:text-indent="0in" style:auto-text-indent="false"/>
      <style:text-properties style:font-name="Verdana" fo:font-size="10pt" fo:language="it" fo:country="IT" fo:font-weight="normal" officeooo:rsid="0008479f" officeooo:paragraph-rsid="0040bc9a" style:font-size-asian="10pt" style:font-weight-asian="normal" style:font-name-complex="Tahoma" style:font-size-complex="10pt" style:font-weight-complex="normal"/>
    </style:style>
    <style:style style:name="P50" style:family="paragraph" style:parent-style-name="Paragrafo_20_elenco">
      <style:paragraph-properties fo:margin-left="0in" fo:margin-right="0in" fo:text-indent="0in" style:auto-text-indent="false"/>
      <style:text-properties style:font-name="Verdana" fo:font-size="10pt" fo:language="it" fo:country="IT" fo:font-weight="normal" officeooo:rsid="0008479f" officeooo:paragraph-rsid="00425a06" style:font-size-asian="10pt" style:font-weight-asian="normal" style:font-name-complex="Tahoma" style:font-size-complex="10pt" style:font-weight-complex="normal"/>
    </style:style>
    <style:style style:name="P51" style:family="paragraph" style:parent-style-name="Paragrafo_20_elenco">
      <style:paragraph-properties fo:margin-left="0in" fo:margin-right="0in" fo:text-indent="0in" style:auto-text-indent="false"/>
      <style:text-properties style:font-name="Verdana" fo:font-size="10pt" fo:language="it" fo:country="IT" fo:font-weight="normal" officeooo:rsid="0008479f" officeooo:paragraph-rsid="004391cb" style:font-size-asian="10pt" style:font-weight-asian="normal" style:font-name-complex="Tahoma" style:font-size-complex="10pt" style:font-weight-complex="normal"/>
    </style:style>
    <style:style style:name="P52" style:family="paragraph" style:parent-style-name="Paragrafo_20_elenco">
      <style:paragraph-properties fo:margin-left="0in" fo:margin-right="0in" fo:text-indent="0in" style:auto-text-indent="false"/>
      <style:text-properties style:font-name="Verdana" fo:font-size="10pt" fo:language="it" fo:country="IT" fo:font-weight="normal" officeooo:rsid="0008479f" officeooo:paragraph-rsid="00442a0f" style:font-size-asian="10pt" style:font-weight-asian="normal" style:font-name-complex="Tahoma" style:font-size-complex="10pt" style:font-weight-complex="normal"/>
    </style:style>
    <style:style style:name="P53" style:family="paragraph" style:parent-style-name="Paragrafo_20_elenco">
      <style:paragraph-properties fo:margin-left="0in" fo:margin-right="0in" fo:text-indent="0in" style:auto-text-indent="false"/>
      <style:text-properties style:font-name="Verdana" fo:font-size="10pt" fo:language="it" fo:country="IT" fo:font-weight="normal" officeooo:rsid="0008479f" officeooo:paragraph-rsid="00457bd7" style:font-size-asian="10pt" style:font-weight-asian="normal" style:font-name-complex="Tahoma" style:font-size-complex="10pt" style:font-weight-complex="normal"/>
    </style:style>
    <style:style style:name="P54" style:family="paragraph" style:parent-style-name="Paragrafo_20_elenco">
      <style:paragraph-properties fo:margin-left="0in" fo:margin-right="0in" fo:text-indent="0in" style:auto-text-indent="false"/>
      <style:text-properties style:font-name="Verdana" fo:font-size="10pt" fo:language="it" fo:country="IT" fo:font-weight="normal" officeooo:rsid="0008479f" officeooo:paragraph-rsid="00466138" style:font-size-asian="10pt" style:font-weight-asian="normal" style:font-name-complex="Tahoma" style:font-size-complex="10pt" style:font-weight-complex="normal"/>
    </style:style>
    <style:style style:name="P55" style:family="paragraph" style:parent-style-name="Paragrafo_20_elenco">
      <style:paragraph-properties fo:margin-left="0in" fo:margin-right="0in" fo:text-indent="0in" style:auto-text-indent="false"/>
      <style:text-properties style:font-name="Verdana" fo:font-size="10pt" fo:language="it" fo:country="IT" fo:font-weight="normal" officeooo:rsid="0008479f" officeooo:paragraph-rsid="004ecf6c" style:font-size-asian="10pt" style:font-weight-asian="normal" style:font-name-complex="Tahoma" style:font-size-complex="10pt" style:font-weight-complex="normal"/>
    </style:style>
    <style:style style:name="P56" style:family="paragraph" style:parent-style-name="Paragrafo_20_elenco">
      <style:paragraph-properties fo:margin-left="0in" fo:margin-right="0in" fo:text-indent="0in" style:auto-text-indent="false"/>
      <style:text-properties style:font-name="Verdana" fo:font-size="10pt" fo:language="it" fo:country="IT" fo:font-weight="normal" officeooo:rsid="0008479f" officeooo:paragraph-rsid="004f0240" style:font-size-asian="10pt" style:font-weight-asian="normal" style:font-name-complex="Tahoma" style:font-size-complex="10pt" style:font-weight-complex="normal"/>
    </style:style>
    <style:style style:name="P57" style:family="paragraph" style:parent-style-name="Paragrafo_20_elenco">
      <style:paragraph-properties fo:margin-left="0in" fo:margin-right="0in" fo:text-indent="0in" style:auto-text-indent="false"/>
      <style:text-properties style:font-name="Verdana" fo:font-size="10pt" fo:language="it" fo:country="IT" fo:font-weight="normal" officeooo:rsid="0008479f" officeooo:paragraph-rsid="005492d5" style:font-size-asian="10pt" style:font-weight-asian="normal" style:font-name-complex="Tahoma" style:font-size-complex="10pt" style:font-weight-complex="normal"/>
    </style:style>
    <style:style style:name="P58" style:family="paragraph" style:parent-style-name="Paragrafo_20_elenco">
      <style:paragraph-properties fo:margin-left="0in" fo:margin-right="0in" fo:text-indent="0in" style:auto-text-indent="false"/>
      <style:text-properties style:font-name="Verdana" fo:font-size="10pt" fo:language="it" fo:country="IT" fo:font-weight="normal" officeooo:rsid="0008479f" officeooo:paragraph-rsid="0055d425" style:font-size-asian="10pt" style:font-weight-asian="normal" style:font-name-complex="Tahoma" style:font-size-complex="10pt" style:font-weight-complex="normal"/>
    </style:style>
    <style:style style:name="P59" style:family="paragraph" style:parent-style-name="Paragrafo_20_elenco">
      <style:paragraph-properties fo:margin-left="0.25in" fo:margin-right="0in" fo:text-indent="0in" style:auto-text-indent="false"/>
      <style:text-properties style:font-name="Verdana" fo:font-size="10pt" officeooo:paragraph-rsid="0013471b" style:font-size-asian="10pt" style:font-name-complex="Tahoma" style:font-size-complex="10pt"/>
    </style:style>
    <style:style style:name="T1" style:family="text">
      <style:text-properties style:font-name="Verdana" fo:font-size="10pt" style:font-size-asian="10pt" style:font-name-complex="Tahoma" style:font-size-complex="10pt"/>
    </style:style>
    <style:style style:name="T2" style:family="text">
      <style:text-properties style:font-name="Verdana" fo:font-size="10pt" officeooo:rsid="0025c266" style:font-size-asian="10pt" style:font-name-complex="Tahoma" style:font-size-complex="10pt"/>
    </style:style>
    <style:style style:name="T3" style:family="text">
      <style:text-properties style:font-name="Verdana" fo:font-size="10pt" style:font-size-asian="10pt" style:font-size-complex="10pt"/>
    </style:style>
    <style:style style:name="T4" style:family="text">
      <style:text-properties style:font-name="Verdana" fo:font-size="10pt" officeooo:rsid="00216702" style:font-size-asian="10pt" style:font-size-complex="10pt"/>
    </style:style>
    <style:style style:name="T5" style:family="text">
      <style:text-properties style:font-name="Verdana" fo:font-size="10pt" officeooo:rsid="00287457" style:font-size-asian="10pt" style:font-size-complex="10pt"/>
    </style:style>
    <style:style style:name="T6" style:family="text">
      <style:text-properties style:font-name="Verdana" fo:font-size="10pt" style:font-size-asian="10pt" style:font-name-complex="Helvetica" style:font-size-complex="10pt"/>
    </style:style>
    <style:style style:name="T7" style:family="text">
      <style:text-properties style:font-name="Verdana" fo:font-size="10pt" officeooo:rsid="001f23d5" style:font-size-asian="10pt" style:font-name-complex="Helvetica" style:font-size-complex="10pt"/>
    </style:style>
    <style:style style:name="T8" style:family="text">
      <style:text-properties style:font-name="Verdana" fo:font-size="10pt" officeooo:rsid="00287457" style:font-size-asian="10pt" style:font-name-complex="Helvetica" style:font-size-complex="10pt"/>
    </style:style>
    <style:style style:name="T9" style:family="text">
      <style:text-properties style:font-name="Verdana" fo:font-size="10pt" fo:font-weight="bold" style:font-size-asian="10pt" style:font-weight-asian="bold" style:font-name-complex="Tahoma" style:font-size-complex="10pt"/>
    </style:style>
    <style:style style:name="T10" style:family="text">
      <style:text-properties style:font-name="Verdana" fo:font-size="10pt" fo:font-weight="bold" style:font-size-asian="10pt" style:font-weight-asian="bold" style:font-name-complex="Tahoma" style:font-size-complex="10pt" style:font-weight-complex="bold"/>
    </style:style>
    <style:style style:name="T11" style:family="text">
      <style:text-properties style:font-name="Verdana" fo:font-size="10pt" fo:font-weight="bold" officeooo:rsid="0025c266" style:font-size-asian="10pt" style:font-weight-asian="bold" style:font-name-complex="Tahoma" style:font-size-complex="10pt" style:font-weight-complex="bold"/>
    </style:style>
    <style:style style:name="T12" style:family="text">
      <style:text-properties style:font-name="Verdana" fo:font-size="10pt" fo:font-weight="bold" style:font-size-asian="10pt" style:font-weight-asian="bold" style:font-size-complex="10pt"/>
    </style:style>
    <style:style style:name="T13" style:family="text">
      <style:text-properties style:font-name="Verdana" fo:font-size="10pt" fo:font-weight="bold" officeooo:rsid="00216702" style:font-size-asian="10pt" style:font-weight-asian="bold" style:font-size-complex="10pt" style:font-weight-complex="bold"/>
    </style:style>
    <style:style style:name="T14" style:family="text">
      <style:text-properties style:font-name="Verdana" fo:font-size="10pt" fo:font-weight="bold" officeooo:rsid="00287457" style:font-size-asian="10pt" style:font-weight-asian="bold" style:font-size-complex="10pt" style:font-weight-complex="bold"/>
    </style:style>
    <style:style style:name="T15" style:family="text">
      <style:text-properties style:font-name="Verdana" fo:font-size="10pt" fo:font-weight="bold" style:font-size-asian="10pt" style:font-weight-asian="bold" style:font-name-complex="Helvetica" style:font-size-complex="10pt" style:font-weight-complex="bold"/>
    </style:style>
    <style:style style:name="T16" style:family="text">
      <style:text-properties style:font-name="Verdana" fo:font-size="10pt" fo:font-weight="bold" officeooo:rsid="00287457" style:font-size-asian="10pt" style:font-weight-asian="bold" style:font-name-complex="Helvetica" style:font-size-complex="10pt" style:font-weight-complex="bold"/>
    </style:style>
    <style:style style:name="T17" style:family="text">
      <style:text-properties style:font-name="Verdana" fo:font-size="10pt" fo:font-weight="normal" officeooo:rsid="00216702" style:font-size-asian="10pt" style:font-weight-asian="normal" style:font-size-complex="10pt" style:font-weight-complex="normal"/>
    </style:style>
    <style:style style:name="T18" style:family="text">
      <style:text-properties fo:color="#000000" style:font-name="Verdana" fo:font-size="10pt" style:font-size-asian="10pt" style:font-name-complex="Tahoma" style:font-size-complex="10pt"/>
    </style:style>
    <style:style style:name="T19" style:family="text">
      <style:text-properties fo:color="#000000" style:font-name="Verdana" fo:font-size="10pt" officeooo:rsid="0014919b" style:font-size-asian="10pt" style:font-name-complex="Tahoma" style:font-size-complex="10pt"/>
    </style:style>
    <style:style style:name="T20" style:family="text">
      <style:text-properties fo:color="#000000" style:font-name="Verdana" fo:font-size="10pt" officeooo:rsid="00225de6" style:font-size-asian="10pt" style:font-name-complex="Tahoma" style:font-size-complex="10pt"/>
    </style:style>
    <style:style style:name="T21" style:family="text">
      <style:text-properties fo:color="#000000" style:font-name="Verdana" fo:font-size="10pt" officeooo:rsid="0024fd56" style:font-size-asian="10pt" style:font-name-complex="Tahoma" style:font-size-complex="10pt"/>
    </style:style>
    <style:style style:name="T22" style:family="text">
      <style:text-properties fo:color="#000000" style:font-name="Verdana" fo:font-size="10pt" fo:font-weight="bold" style:font-size-asian="10pt" style:font-weight-asian="bold" style:font-name-complex="Tahoma" style:font-size-complex="10pt"/>
    </style:style>
    <style:style style:name="T23" style:family="text">
      <style:text-properties fo:color="#000000" style:font-name="Verdana" fo:font-size="10pt" fo:font-weight="bold" officeooo:rsid="0014919b" style:font-size-asian="10pt" style:font-weight-asian="bold" style:font-name-complex="Tahoma" style:font-size-complex="10pt" style:font-weight-complex="bold"/>
    </style:style>
    <style:style style:name="T24" style:family="text">
      <style:text-properties fo:color="#000000" style:font-name="Verdana" fo:font-size="10pt" fo:font-weight="bold" officeooo:rsid="00225de6" style:font-size-asian="10pt" style:font-weight-asian="bold" style:font-name-complex="Tahoma" style:font-size-complex="10pt" style:font-weight-complex="bold"/>
    </style:style>
    <style:style style:name="T25" style:family="text">
      <style:text-properties fo:color="#000000" style:font-name="Verdana" fo:font-size="10pt" fo:font-weight="bold" officeooo:rsid="0024fd56" style:font-size-asian="10pt" style:font-weight-asian="bold" style:font-name-complex="Tahoma" style:font-size-complex="10pt" style:font-weight-complex="bold"/>
    </style:style>
    <style:style style:name="T26" style:family="text">
      <style:text-properties fo:color="#000000" style:font-name="Verdana" fo:font-size="10pt" fo:font-weight="bold" officeooo:rsid="00253760" style:font-size-asian="10pt" style:font-weight-asian="bold" style:font-name-complex="Tahoma" style:font-size-complex="10pt" style:font-weight-complex="bold"/>
    </style:style>
    <style:style style:name="T27" style:family="text">
      <style:text-properties fo:color="#000000" style:font-name="Verdana" fo:font-size="10pt" fo:font-weight="normal" officeooo:rsid="00225de6" style:font-size-asian="10pt" style:font-weight-asian="normal" style:font-name-complex="Tahoma" style:font-size-complex="10pt" style:font-weight-complex="normal"/>
    </style:style>
    <style:style style:name="T28" style:family="text">
      <style:text-properties fo:color="#000000" style:font-name="Verdana" fo:font-size="10pt" fo:font-weight="normal" officeooo:rsid="0024fd56" style:font-size-asian="10pt" style:font-weight-asian="normal" style:font-name-complex="Tahoma" style:font-size-complex="10pt" style:font-weight-complex="normal"/>
    </style:style>
    <style:style style:name="T29" style:family="text">
      <style:text-properties fo:color="#000000" style:font-name="Verdana" fo:font-size="10pt" fo:font-weight="normal" officeooo:rsid="00253760" style:font-size-asian="10pt" style:font-weight-asian="normal" style:font-name-complex="Tahoma" style:font-size-complex="10pt" style:font-weight-complex="normal"/>
    </style:style>
    <style:style style:name="T30" style:family="text">
      <style:text-properties fo:color="#0d0d0d" style:font-name="Verdana" fo:font-size="10pt" style:font-size-asian="10pt" style:font-name-complex="Tahoma" style:font-size-complex="10pt"/>
    </style:style>
    <style:style style:name="T31" style:family="text">
      <style:text-properties fo:color="#0d0d0d" style:font-name="Verdana" fo:font-size="10pt" officeooo:rsid="00167ff0" style:font-size-asian="10pt" style:font-name-complex="Tahoma" style:font-size-complex="10pt"/>
    </style:style>
    <style:style style:name="T32" style:family="text">
      <style:text-properties fo:color="#0d0d0d" style:font-name="Verdana" fo:font-size="10pt" officeooo:rsid="00180743" style:font-size-asian="10pt" style:font-name-complex="Tahoma" style:font-size-complex="10pt"/>
    </style:style>
    <style:style style:name="T33" style:family="text">
      <style:text-properties fo:color="#0d0d0d" style:font-name="Verdana" fo:font-size="10pt" fo:font-weight="bold" style:font-size-asian="10pt" style:font-weight-asian="bold" style:font-name-complex="Tahoma" style:font-size-complex="10pt"/>
    </style:style>
    <style:style style:name="T34" style:family="text">
      <style:text-properties fo:color="#0d0d0d" style:font-name="Verdana" fo:font-size="10pt" fo:font-weight="bold" officeooo:rsid="00167ff0" style:font-size-asian="10pt" style:font-weight-asian="bold" style:font-name-complex="Tahoma" style:font-size-complex="10pt" style:font-weight-complex="bold"/>
    </style:style>
    <style:style style:name="T35" style:family="text">
      <style:text-properties fo:color="#0d0d0d" style:font-name="Verdana" fo:font-size="10pt" fo:font-weight="bold" officeooo:rsid="00180743" style:font-size-asian="10pt" style:font-weight-asian="bold" style:font-name-complex="Tahoma" style:font-size-complex="10pt" style:font-weight-complex="bold"/>
    </style:style>
    <style:style style:name="T36" style:family="text">
      <style:text-properties fo:color="#0d0d0d" style:font-name="Verdana" fo:font-size="10pt" fo:font-weight="bold" officeooo:rsid="001bfee6" style:font-size-asian="10pt" style:font-weight-asian="bold" style:font-name-complex="Tahoma" style:font-size-complex="10pt" style:font-weight-complex="bold"/>
    </style:style>
    <style:style style:name="T37" style:family="text">
      <style:text-properties fo:color="#0d0d0d" style:font-name="Verdana" fo:font-size="10pt" fo:font-weight="bold" officeooo:rsid="0020713f" style:font-size-asian="10pt" style:font-weight-asian="bold" style:font-name-complex="Tahoma" style:font-size-complex="10pt" style:font-weight-complex="bold"/>
    </style:style>
    <style:style style:name="T38" style:family="text">
      <style:text-properties fo:color="#0d0d0d" style:font-name="Verdana" fo:font-size="10pt" fo:font-weight="bold" officeooo:rsid="00229fb3" style:font-size-asian="10pt" style:font-weight-asian="bold" style:font-name-complex="Tahoma" style:font-size-complex="10pt" style:font-weight-complex="bold"/>
    </style:style>
    <style:style style:name="T39" style:family="text">
      <style:text-properties fo:color="#0d0d0d" style:font-name="Verdana" fo:font-size="10pt" fo:font-weight="bold" officeooo:rsid="0025b52a" style:font-size-asian="10pt" style:font-weight-asian="bold" style:font-name-complex="Tahoma" style:font-size-complex="10pt" style:font-weight-complex="bold"/>
    </style:style>
    <style:style style:name="T40" style:family="text">
      <style:text-properties fo:color="#0d0d0d" style:font-name="Verdana" fo:font-size="10pt" fo:font-weight="bold" officeooo:rsid="00279812" style:font-size-asian="10pt" style:font-weight-asian="bold" style:font-name-complex="Tahoma" style:font-size-complex="10pt" style:font-weight-complex="bold"/>
    </style:style>
    <style:style style:name="T41" style:family="text">
      <style:text-properties fo:color="#0d0d0d" style:font-name="Verdana" fo:font-size="10pt" fo:font-weight="normal" officeooo:rsid="00167ff0" style:font-size-asian="10pt" style:font-weight-asian="normal" style:font-name-complex="Tahoma" style:font-size-complex="10pt" style:font-weight-complex="normal"/>
    </style:style>
    <style:style style:name="T42" style:family="text">
      <style:text-properties fo:color="#0d0d0d" style:font-name="Verdana" fo:font-size="10pt" fo:font-weight="normal" officeooo:rsid="00180743" style:font-size-asian="10pt" style:font-weight-asian="normal" style:font-name-complex="Tahoma" style:font-size-complex="10pt" style:font-weight-complex="normal"/>
    </style:style>
    <style:style style:name="T43" style:family="text">
      <style:text-properties fo:color="#0d0d0d" style:font-name="Verdana" fo:font-size="10pt" fo:font-weight="normal" officeooo:rsid="001bfee6" style:font-size-asian="10pt" style:font-weight-asian="normal" style:font-name-complex="Tahoma" style:font-size-complex="10pt" style:font-weight-complex="normal"/>
    </style:style>
    <style:style style:name="T44" style:family="text">
      <style:text-properties fo:color="#0d0d0d" style:font-name="Verdana" fo:font-size="10pt" fo:font-weight="normal" officeooo:rsid="0020713f" style:font-size-asian="10pt" style:font-weight-asian="normal" style:font-name-complex="Tahoma" style:font-size-complex="10pt" style:font-weight-complex="normal"/>
    </style:style>
    <style:style style:name="T45" style:family="text">
      <style:text-properties fo:color="#0d0d0d" style:font-name="Verdana" fo:font-size="10pt" fo:font-weight="normal" officeooo:rsid="00229fb3" style:font-size-asian="10pt" style:font-weight-asian="normal" style:font-name-complex="Tahoma" style:font-size-complex="10pt" style:font-weight-complex="normal"/>
    </style:style>
    <style:style style:name="T46" style:family="text">
      <style:text-properties fo:color="#0d0d0d" style:font-name="Verdana" fo:font-size="10pt" fo:font-weight="normal" officeooo:rsid="0025b52a" style:font-size-asian="10pt" style:font-weight-asian="normal" style:font-name-complex="Tahoma" style:font-size-complex="10pt" style:font-weight-complex="normal"/>
    </style:style>
    <style:style style:name="T47" style:family="text">
      <style:text-properties fo:color="#0d0d0d" style:font-name="Verdana" fo:font-size="10pt" fo:font-weight="normal" officeooo:rsid="00279812" style:font-size-asian="10pt" style:font-weight-asian="normal" style:font-name-complex="Tahoma" style:font-size-complex="10pt" style:font-weight-complex="normal"/>
    </style:style>
    <style:style style:name="T48" style:family="text">
      <style:text-properties officeooo:rsid="002afe7a"/>
    </style:style>
    <style:style style:name="T49" style:family="text">
      <style:text-properties officeooo:rsid="002c8312"/>
    </style:style>
    <style:style style:name="T50" style:family="text">
      <style:text-properties officeooo:rsid="002dd416"/>
    </style:style>
    <style:style style:name="T51" style:family="text">
      <style:text-properties officeooo:rsid="002e2f01"/>
    </style:style>
    <style:style style:name="T52" style:family="text">
      <style:text-properties officeooo:rsid="002fd43e"/>
    </style:style>
    <style:style style:name="T53" style:family="text">
      <style:text-properties officeooo:rsid="00316404"/>
    </style:style>
    <style:style style:name="T54" style:family="text">
      <style:text-properties officeooo:rsid="0033208d"/>
    </style:style>
    <style:style style:name="T55" style:family="text">
      <style:text-properties officeooo:rsid="003481a8"/>
    </style:style>
    <style:style style:name="T56" style:family="text">
      <style:text-properties officeooo:rsid="00364ee6"/>
    </style:style>
    <style:style style:name="T57" style:family="text">
      <style:text-properties officeooo:rsid="0038560b"/>
    </style:style>
    <style:style style:name="T58" style:family="text">
      <style:text-properties officeooo:rsid="0038c1b2"/>
    </style:style>
    <style:style style:name="T59" style:family="text">
      <style:text-properties officeooo:rsid="00391d58"/>
    </style:style>
    <style:style style:name="T60" style:family="text">
      <style:text-properties officeooo:rsid="003ab2e4"/>
    </style:style>
    <style:style style:name="T61" style:family="text">
      <style:text-properties officeooo:rsid="003bdaef"/>
    </style:style>
    <style:style style:name="T62" style:family="text">
      <style:text-properties officeooo:rsid="003bdc79"/>
    </style:style>
    <style:style style:name="T63" style:family="text">
      <style:text-properties officeooo:rsid="003d9970"/>
    </style:style>
    <style:style style:name="T64" style:family="text">
      <style:text-properties officeooo:rsid="0040bc9a"/>
    </style:style>
    <style:style style:name="T65" style:family="text">
      <style:text-properties officeooo:rsid="00425a06"/>
    </style:style>
    <style:style style:name="T66" style:family="text">
      <style:text-properties officeooo:rsid="004391cb"/>
    </style:style>
    <style:style style:name="T67" style:family="text">
      <style:text-properties officeooo:rsid="00442a0f"/>
    </style:style>
    <style:style style:name="T68" style:family="text">
      <style:text-properties officeooo:rsid="00457bd7"/>
    </style:style>
    <style:style style:name="T69" style:family="text">
      <style:text-properties officeooo:rsid="00466138"/>
    </style:style>
    <style:style style:name="T70" style:family="text">
      <style:text-properties officeooo:rsid="00468384"/>
    </style:style>
    <style:style style:name="T71" style:family="text">
      <style:text-properties officeooo:rsid="00469e0b"/>
    </style:style>
    <style:style style:name="T72" style:family="text">
      <style:text-properties officeooo:rsid="0048cdbd"/>
    </style:style>
    <style:style style:name="T73" style:family="text">
      <style:text-properties officeooo:rsid="0049616f"/>
    </style:style>
    <style:style style:name="T74" style:family="text">
      <style:text-properties officeooo:rsid="004b08da"/>
    </style:style>
    <style:style style:name="T75" style:family="text">
      <style:text-properties officeooo:rsid="004c95b7"/>
    </style:style>
    <style:style style:name="T76" style:family="text">
      <style:text-properties officeooo:rsid="004ecf6c"/>
    </style:style>
    <style:style style:name="T77" style:family="text">
      <style:text-properties officeooo:rsid="004f0240"/>
    </style:style>
    <style:style style:name="T78" style:family="text">
      <style:text-properties officeooo:rsid="004f3af5"/>
    </style:style>
    <style:style style:name="T79" style:family="text">
      <style:text-properties officeooo:rsid="00504f58"/>
    </style:style>
    <style:style style:name="T80" style:family="text">
      <style:text-properties officeooo:rsid="0052296f"/>
    </style:style>
    <style:style style:name="T81" style:family="text">
      <style:text-properties officeooo:rsid="00540537"/>
    </style:style>
    <style:style style:name="T82" style:family="text">
      <style:text-properties officeooo:rsid="005492d5"/>
    </style:style>
    <style:style style:name="T83" style:family="text">
      <style:text-properties officeooo:rsid="0055d425"/>
    </style:style>
    <style:style style:name="T84" style:family="text">
      <style:text-properties officeooo:rsid="005640d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Questionario Introduttivo</text:p>
      <text:p text:style-name="P3">Contesto generale ed obiettivi aziendali</text:p>
      <text:list xml:id="list2005391883" text:style-name="WW8Num10">
        <text:list-item>
          <text:p text:style-name="P8"><text:span text:style-name="T1">Qual è il </text:span><text:span text:style-name="T9">contesto</text:span><text:span text:style-name="T1"> in cui l’azienda opera?</text:span></text:p>
        </text:list-item>
        <text:list-item>
          <text:p text:style-name="P8"><text:span text:style-name="T1">Quali sono gli </text:span><text:span text:style-name="T9">obiettivi</text:span><text:span text:style-name="T1"> perseguiti dalla vostra azienda? E quali </text:span><text:span text:style-name="T9">strategie</text:span><text:span text:style-name="T1"> sono state applicate per il loro conseguimento?</text:span></text:p>
        </text:list-item>
        <text:list-item>
          <text:p text:style-name="P8"><text:span text:style-name="T1">Qual è il vostro </text:span><text:span text:style-name="T9">portafoglio clienti</text:span><text:span text:style-name="T1">?</text:span></text:p>
        </text:list-item>
        <text:list-item>
          <text:p text:style-name="P8"><text:span text:style-name="T18">Qual è il </text:span><text:span text:style-name="T22">potere contrattuale</text:span><text:span text:style-name="T18"> nei confronti dei clienti al fine di imporre/subire un canale o una soluzione tecnologica?</text:span></text:p>
        </text:list-item>
        <text:list-item>
          <text:p text:style-name="P9"><text:span text:style-name="T19">Qual è il </text:span><text:span text:style-name="T23">workflow</text:span><text:span text:style-name="T19"> del processo di fatturazione?</text:span></text:p>
        </text:list-item>
      </text:list>
      <text:p text:style-name="P4"/>
      <text:p text:style-name="P3">Situazione aziendale e processo di Fatturazione (As-Is)</text:p>
      <text:list xml:id="list1357665112" text:style-name="WW8Num25">
        <text:list-item>
          <text:p text:style-name="P10"><text:span text:style-name="T1">Può darci una descrizione generale della struttura organizzativa dell’azienda (</text:span><text:span text:style-name="T9">organigramma</text:span><text:span text:style-name="T1">)?</text:span></text:p>
        </text:list-item>
        <text:list-item>
          <text:p text:style-name="P10"><text:span text:style-name="T1">Può darci una descrizione del </text:span><text:span text:style-name="T9">processo di fatturazione</text:span><text:span text:style-name="T1">? In particolare siamo interessati alle attività di: </text:span></text:p>
          <text:list>
            <text:list-item>
              <text:p text:style-name="P18">Compilazione</text:p>
            </text:list-item>
            <text:list-item>
              <text:p text:style-name="P18">Emissione</text:p>
            </text:list-item>
            <text:list-item>
              <text:p text:style-name="P18">Trasmissione</text:p>
            </text:list-item>
            <text:list-item>
              <text:p text:style-name="P18">Riconciliazione</text:p>
            </text:list-item>
            <text:list-item>
              <text:p text:style-name="P18">Archiviazione</text:p>
            </text:list-item>
            <text:list-item>
              <text:p text:style-name="P18">Consultazione</text:p>
            </text:list-item>
          </text:list>
        </text:list-item>
        <text:list-item>
          <text:p text:style-name="P10"><text:span text:style-name="T30">Quante sono le fatture presenti nel vostro </text:span><text:span text:style-name="T33">archivio</text:span><text:span text:style-name="T30"> e come pensate di organizzarle una volta introdotta la fatturazione elettronica?</text:span></text:p>
        </text:list-item>
        <text:list-item>
          <text:p text:style-name="P10"><text:span text:style-name="T1">Quali sono i processi aziendali in </text:span><text:span text:style-name="T9">relazione</text:span><text:span text:style-name="T1"> con il processo di fatturazione? Può darci una breve descrizione di tali processi?</text:span></text:p>
        </text:list-item>
        <text:list-item>
          <text:p text:style-name="P10"><text:span text:style-name="T3">Qual è il tempo totale del </text:span><text:span text:style-name="T12">macro-processo</text:span><text:span text:style-name="T3">?</text:span></text:p>
        </text:list-item>
        <text:list-item>
          <text:p text:style-name="P10"><text:span text:style-name="T3">Quali </text:span><text:span text:style-name="T12">KPI</text:span><text:span text:style-name="T3"> avete utilizzato per valutare le prestazioni del processo di fatturazione?</text:span></text:p>
        </text:list-item>
        <text:list-item>
          <text:p text:style-name="P10"><text:span text:style-name="T3">Quanto tempo impiega un operatore a </text:span><text:span text:style-name="T12">elaborare</text:span><text:span text:style-name="T3"> </text:span><text:span text:style-name="T12">una</text:span><text:span text:style-name="T3"> </text:span><text:span text:style-name="T12">fattura</text:span><text:span text:style-name="T3"> e metterla a sistema?</text:span></text:p>
        </text:list-item>
        <text:list-item>
          <text:p text:style-name="P10"><text:span text:style-name="T3">Può esporci, in dettaglio, le tempistiche dovute alle </text:span><text:span text:style-name="T12">singole</text:span><text:span text:style-name="T3"> </text:span><text:span text:style-name="T12">microfasi</text:span><text:span text:style-name="T3"> del processo?</text:span></text:p>
        </text:list-item>
        <text:list-item>
          <text:p text:style-name="P10"><text:span text:style-name="T3">Quanto tempo è dedicato alla </text:span><text:span text:style-name="T12">correzione</text:span><text:span text:style-name="T3"> degli errori?</text:span></text:p>
        </text:list-item>
        <text:list-item>
          <text:p text:style-name="P11"><text:span text:style-name="T4">Come vengono </text:span><text:span text:style-name="T13">gestite</text:span><text:span text:style-name="T17"> le </text:span><text:span text:style-name="T13">contestazioni</text:span><text:span text:style-name="T17">?</text:span></text:p>
        </text:list-item>
        <text:list-item>
          <text:p text:style-name="P34"><text:span text:style-name="T3">Quante </text:span><text:span text:style-name="T12">fatture</text:span><text:span text:style-name="T3"> emette, annualmente, la vostra azienda?</text:span></text:p>
        </text:list-item>
        <text:list-item>
          <text:p text:style-name="P35"><text:span text:style-name="T5">Quante </text:span><text:span text:style-name="T14">fatture</text:span><text:span text:style-name="T5"> emesse risultano errate?</text:span></text:p>
        </text:list-item>
        <text:list-item>
          <text:p text:style-name="P34"><text:span text:style-name="T3">Qual è, in media, il </text:span><text:span text:style-name="T12">numero di fatture</text:span><text:span text:style-name="T3"> per cliente</text:span><text:span text:style-name="T6">?</text:span></text:p>
        </text:list-item>
        <text:list-item>
          <text:p text:style-name="P36"><text:span text:style-name="T6">Il processo di fatturazione </text:span><text:span text:style-name="T7">viene</text:span><text:span text:style-name="T6"> </text:span><text:span text:style-name="T15">attivato a cicli temporali fissi</text:span><text:span text:style-name="T6"> (settimanali, decadali, mensili...) o era continuo nel tempo?</text:span></text:p>
        </text:list-item>
        <text:list-item>
          <text:p text:style-name="P24"><text:span text:style-name="T3">Quanti </text:span><text:span text:style-name="T12">ordini</text:span><text:span text:style-name="T3"> riceve, annualmente, la vostra azienda?</text:span></text:p>
        </text:list-item>
        <text:list-item>
          <text:p text:style-name="P24"><text:span text:style-name="T3">Quali sono i </text:span><text:span text:style-name="T12">costi</text:span><text:span text:style-name="T3"> (ordine-fatturazione) che sostiene la vostra azienda? In particolare:</text:span></text:p>
        </text:list-item>
      </text:list>
      <text:list xml:id="list854537235" text:style-name="WW8Num21">
        <text:list-item>
          <text:p text:style-name="P21">Costo cartaceo;</text:p>
        </text:list-item>
        <text:list-item>
          <text:p text:style-name="P21">Costo spedizione;</text:p>
        </text:list-item>
        <text:list-item>
          <text:p text:style-name="P21">Costo personale addetto;</text:p>
        </text:list-item>
        <text:list-item>
          <text:p text:style-name="P21">Costo archiviazione;</text:p>
        </text:list-item>
        <text:list-item>
          <text:p text:style-name="P21">Costi dovuti a errori di trascrizione;</text:p>
        </text:list-item>
      </text:list>
      <text:list xml:id="list282702935" text:continue-list="list1357665112" text:style-name="WW8Num25">
        <text:list-item>
          <text:p text:style-name="P10"><text:span text:style-name="T30">Quante sono le </text:span><text:span text:style-name="T33">persone</text:span><text:span text:style-name="T30"> attualmente </text:span><text:span text:style-name="T33">coinvolte</text:span><text:span text:style-name="T30"> nel ciclo di fatturazione attiva?</text:span></text:p>
        </text:list-item>
        <text:list-item>
          <text:p text:style-name="P12"><text:span text:style-name="T31">Quante sono le </text:span><text:span text:style-name="T34">unità organizzative</text:span><text:span text:style-name="T41"> </text:span><text:span text:style-name="T34">coinvolte</text:span><text:span text:style-name="T41"> nel ciclo di fatturazione attiva?</text:span></text:p>
        </text:list-item>
        <text:list-item>
          <text:p text:style-name="P10"><text:span text:style-name="T30">Che </text:span><text:span text:style-name="T33">competenze</text:span><text:span text:style-name="T30"> hanno?</text:span></text:p>
        </text:list-item>
        <text:list-item>
          <text:p text:style-name="P10"><text:span text:style-name="T30">Quali sono le </text:span><text:span text:style-name="T33">libertà di riallocazione</text:span><text:span text:style-name="T30"> di queste risorse?</text:span></text:p>
        </text:list-item>
        <text:list-item>
          <text:p text:style-name="P10"><text:span text:style-name="T30">Qual è il </text:span><text:span text:style-name="T33">livello di alfabetizzazione</text:span><text:span text:style-name="T30"> informatica?</text:span></text:p>
        </text:list-item>
        <text:list-item>
          <text:p text:style-name="P13"><text:span text:style-name="T32">E' presente un </text:span><text:span text:style-name="T35">process owner</text:span><text:span text:style-name="T42">?</text:span></text:p>
        </text:list-item>
        <text:list-item>
          <text:p text:style-name="P14"><text:soft-page-break/><text:span text:style-name="T43">Esiste un sistema informativo che </text:span><text:span text:style-name="T36">supporta</text:span><text:span text:style-name="T43"> la fatturazione?</text:span></text:p>
        </text:list-item>
        <text:list-item>
          <text:p text:style-name="P15"><text:span text:style-name="T44">Esistono </text:span><text:span text:style-name="T37">sistemi di controllo</text:span><text:span text:style-name="T44"> dell'attività di fatturazione?</text:span></text:p>
        </text:list-item>
        <text:list-item>
          <text:p text:style-name="P16"><text:span text:style-name="T45">Qual è stata la fonte del </text:span><text:span text:style-name="T38">commitment</text:span><text:span text:style-name="T45">?</text:span></text:p>
        </text:list-item>
        <text:list-item>
          <text:p text:style-name="P17"><text:span text:style-name="T46">Viene valutata la </text:span><text:span text:style-name="T39">soddisfazione del cliente</text:span><text:span text:style-name="T46">, se si, come?</text:span></text:p>
        </text:list-item>
      </text:list>
      <text:p text:style-name="P1"/>
      <text:p text:style-name="P4"/>
      <text:p text:style-name="P3">Situazione aziendale e processo di Fatturazione (To-Be)</text:p>
      <text:list xml:id="list150640716" text:style-name="WW8Num14">
        <text:list-item>
          <text:p text:style-name="P26"><text:span text:style-name="T1">Quali sono i </text:span><text:span text:style-name="T9">punti chiave</text:span><text:span text:style-name="T1"> sui quali è stata fatta leva per effettuare il passaggio al nuovo metodo di fatturazione?</text:span></text:p>
        </text:list-item>
        <text:list-item>
          <text:p text:style-name="P26"><text:span text:style-name="T18">Qual è il </text:span><text:span text:style-name="T22">budget</text:span><text:span text:style-name="T18"> allocato per il progetto?</text:span></text:p>
        </text:list-item>
        <text:list-item>
          <text:p text:style-name="P26"><text:span text:style-name="T1">Può darci una descrizione generale della struttura organizzativa dell’azienda (</text:span><text:span text:style-name="T9">organigramma</text:span><text:span text:style-name="T1">)?</text:span></text:p>
        </text:list-item>
        <text:list-item>
          <text:p text:style-name="P26"><text:span text:style-name="T1">Può darci una descrizione del </text:span><text:span text:style-name="T9">processo di fatturazione</text:span><text:span text:style-name="T1">? In particolare siamo interessati alle attività di: </text:span></text:p>
        </text:list-item>
      </text:list>
      <text:list xml:id="list788049210" text:style-name="WW8Num22">
        <text:list-item>
          <text:list>
            <text:list-item>
              <text:p text:style-name="P19">Compilazione</text:p>
            </text:list-item>
            <text:list-item>
              <text:p text:style-name="P19">Emissione</text:p>
            </text:list-item>
            <text:list-item>
              <text:p text:style-name="P19">Trasmissione</text:p>
            </text:list-item>
            <text:list-item>
              <text:p text:style-name="P19">Riconciliazione</text:p>
            </text:list-item>
            <text:list-item>
              <text:p text:style-name="P19">Archiviazione</text:p>
            </text:list-item>
            <text:list-item>
              <text:p text:style-name="P19">Consultazione</text:p>
            </text:list-item>
          </text:list>
        </text:list-item>
      </text:list>
      <text:list xml:id="list1821269732" text:continue-list="list150640716" text:style-name="WW8Num14">
        <text:list-item>
          <text:p text:style-name="P26"><text:span text:style-name="T1">I processi aziendali in </text:span><text:span text:style-name="T9">relazione</text:span><text:span text:style-name="T1"> con il processo di fatturazione hanno subito cambiamenti (anche indiretti) a valle della ristrutturazione?</text:span></text:p>
        </text:list-item>
        <text:list-item>
          <text:p text:style-name="P26"><text:span text:style-name="T3">Qual è il tempo totale del </text:span><text:span text:style-name="T12">macro-processo</text:span><text:span text:style-name="T3">?</text:span></text:p>
        </text:list-item>
        <text:list-item>
          <text:p text:style-name="P26"><text:span text:style-name="T3">Quanto tempo impiega un operatore a </text:span><text:span text:style-name="T12">elaborare una fattura</text:span><text:span text:style-name="T3"> e metterla a sistema?</text:span></text:p>
        </text:list-item>
        <text:list-item>
          <text:p text:style-name="P26"><text:span text:style-name="T3">Può esporci, in dettaglio, le tempistiche dovute alle </text:span><text:span text:style-name="T12">singole microfasi</text:span><text:span text:style-name="T3"> del processo?</text:span></text:p>
        </text:list-item>
        <text:list-item>
          <text:p text:style-name="P26"><text:span text:style-name="T3">Quanto tempo è dedicato alla </text:span><text:span text:style-name="T12">correzione</text:span><text:span text:style-name="T3"> degli errori?</text:span></text:p>
        </text:list-item>
        <text:list-item>
          <text:p text:style-name="P37"><text:span text:style-name="T3">Quante </text:span><text:span text:style-name="T12">fatture</text:span><text:span text:style-name="T3"> emette, annualmente, la vostra azienda?</text:span></text:p>
        </text:list-item>
        <text:list-item>
          <text:p text:style-name="P37"><text:span text:style-name="T3">Qual è, in media, il </text:span><text:span text:style-name="T12">numero di fatture</text:span><text:span text:style-name="T3"> per cliente</text:span><text:span text:style-name="T6">?</text:span></text:p>
        </text:list-item>
        <text:list-item>
          <text:p text:style-name="P38"><text:span text:style-name="T8">Quante </text:span><text:span text:style-name="T16">fatture</text:span><text:span text:style-name="T8"> emesse risultano errate?</text:span></text:p>
        </text:list-item>
        <text:list-item>
          <text:p text:style-name="P25"><text:span text:style-name="T3">Quanti </text:span><text:span text:style-name="T12">ordini</text:span><text:span text:style-name="T3"> riceve, annualmente, la vostra azienda?</text:span></text:p>
        </text:list-item>
        <text:list-item>
          <text:p text:style-name="P26"><text:span text:style-name="T1">Che azioni di </text:span><text:span text:style-name="T9">change management</text:span><text:span text:style-name="T1"> <text:s/>sono state messe in atto? Quale </text:span><text:span text:style-name="T9">impatto</text:span><text:span text:style-name="T1"> ha avuto nei confronti dei clienti? Quali sono le </text:span><text:span text:style-name="T9">risorse interne</text:span><text:span text:style-name="T1"> coinvolte nel cambiamento?</text:span></text:p>
        </text:list-item>
        <text:list-item>
          <text:p text:style-name="P27"><text:span text:style-name="T1">Avete avuto dei </text:span><text:span text:style-name="T10">problemi</text:span><text:span text:style-name="T1"> con alcuni </text:span><text:span text:style-name="T10">clienti/fornitori</text:span><text:span text:style-name="T1"> che si sono ritrovati in difficoltà con la fatturazione elettronica ?</text:span></text:p>
        </text:list-item>
        <text:list-item>
          <text:p text:style-name="P26"><text:span text:style-name="T1">Quali modifiche sono state apportate al </text:span><text:span text:style-name="T9">sistema informatico</text:span><text:span text:style-name="T1"> per accogliere il nuovo metodo di fatturazione?</text:span></text:p>
        </text:list-item>
        <text:list-item>
          <text:p text:style-name="P26"><text:span text:style-name="T1">Come è stata affrontata l’</text:span><text:span text:style-name="T9">integrazione</text:span><text:span text:style-name="T1"> con i sistemi informativi già esistenti?</text:span></text:p>
        </text:list-item>
        <text:list-item>
          <text:p text:style-name="P28"><text:span text:style-name="T2">Come sono state </text:span><text:span text:style-name="T11">integrate</text:span><text:span text:style-name="T2"> le fatture emesse con il vecchio sistema?</text:span></text:p>
        </text:list-item>
        <text:list-item>
          <text:p text:style-name="P26"><text:span text:style-name="T1">Quali cambiamenti sono stati apportati nell’impiego delle </text:span><text:span text:style-name="T9">risorse umane</text:span><text:span text:style-name="T1"> coinvolte nel vecchio processo di fatturazione?</text:span></text:p>
        </text:list-item>
        <text:list-item>
          <text:p text:style-name="P26"><text:span text:style-name="T18">Sono state prese in considerazione </text:span><text:span text:style-name="T22">soluzioni alternative</text:span><text:span text:style-name="T18"> alla ristrutturazione attuata?</text:span></text:p>
        </text:list-item>
        <text:list-item>
          <text:p text:style-name="P29"><text:span text:style-name="T20">I </text:span><text:span text:style-name="T24">competitors</text:span><text:span text:style-name="T27"> si sono dotati di </text:span><text:span text:style-name="T24">fatturazione elettronica</text:span><text:span text:style-name="T27">?</text:span></text:p>
        </text:list-item>
        <text:list-item>
          <text:p text:style-name="P30"><text:span text:style-name="T46">Viene valutata la </text:span><text:span text:style-name="T39">soddisfazione del cliente</text:span><text:span text:style-name="T46">, se si, come?</text:span></text:p>
        </text:list-item>
        <text:list-item>
          <text:p text:style-name="P31"><text:span text:style-name="T47">Quali sono stati i </text:span><text:span text:style-name="T40">costi, in termini di risorse umane, software ed infrastrutture informatiche</text:span><text:span text:style-name="T47"> del cambiamento?</text:span></text:p>
          <text:p text:style-name="P39"/>
        </text:list-item>
      </text:list>
      <text:p text:style-name="P3">Valutazione della ristrutturazione</text:p>
      <text:list xml:id="list1772280810" text:style-name="WW8Num27">
        <text:list-item>
          <text:p text:style-name="P32"><text:span text:style-name="T1">Quali sono stati i </text:span><text:span text:style-name="T9">benefici</text:span><text:span text:style-name="T1"> ottenuti <text:s/>grazie a questo cambiamento?</text:span></text:p>
        </text:list-item>
        <text:list-item>
          <text:p text:style-name="P32"><text:span text:style-name="T1">Qual è il </text:span><text:span text:style-name="T9">Tempo di</text:span><text:span text:style-name="T1"> </text:span><text:span text:style-name="T9">payback</text:span><text:span text:style-name="T1"> previsto per il progetto di ristrutturazione?</text:span></text:p>
        </text:list-item>
        <text:list-item>
          <text:p text:style-name="P32"><text:span text:style-name="T18">Qual è la vostra prassi di monetizzazione dei </text:span><text:span text:style-name="T22">benefici intangibili</text:span><text:span text:style-name="T18">?</text:span></text:p>
        </text:list-item>
        <text:list-item>
          <text:p text:style-name="P32"><text:soft-page-break/><text:span text:style-name="T18">Quali soluzioni sono state </text:span><text:span text:style-name="T22">attuate dai competitors</text:span><text:span text:style-name="T18"> di riferimento? </text:span><text:span text:style-name="T22">Con quali vantaggi </text:span><text:span text:style-name="T18">in termini temporali ed economici?</text:span></text:p>
        </text:list-item>
        <text:list-item>
          <text:p text:style-name="P33"><text:span text:style-name="T21">Perchè </text:span><text:span text:style-name="T25">outsourcing</text:span><text:span text:style-name="T28">, </text:span><text:span text:style-name="T29">sono stati valutati altri competitors oltre a </text:span><text:span text:style-name="T26">Unicredit</text:span><text:span text:style-name="T28">?</text:span></text:p>
        </text:list-item>
      </text:list>
      <text:p text:style-name="P5"/>
      <text:p text:style-name="P2"/>
      <text:p text:style-name="P2"/>
      <text:p text:style-name="P2">Dati principali relativi all’azienda in nostro possesso: </text:p>
      <text:list xml:id="list1884626378" text:style-name="WW8Num15">
        <text:list-item>
          <text:p text:style-name="P20">Fatturato 42,2 mln euro</text:p>
        </text:list-item>
        <text:list-item>
          <text:p text:style-name="P20">12000 tonnellate di venduto annuo</text:p>
        </text:list-item>
        <text:list-item>
          <text:p text:style-name="P20">Due macroprodotti: </text:p>
        </text:list-item>
      </text:list>
      <text:p text:style-name="P1">Prodotti professionali;</text:p>
      <text:p text:style-name="P1">Prodotti hobbistica.</text:p>
      <text:list xml:id="list830258001" text:continue-numbering="true" text:style-name="WW8Num15">
        <text:list-item>
          <text:p text:style-name="P20">Numero di dipendenti 173</text:p>
        </text:list-item>
        <text:list-item>
          <text:p text:style-name="P22">900 clienti (60% territorio nazionale, 40% estero)</text:p>
        </text:list-item>
      </text:list>
      <text:p text:style-name="P23"/>
      <text:p text:style-name="P23"/>
      <text:p text:style-name="P23"/>
      <text:p text:style-name="P40"/>
      <text:p text:style-name="P41"><text:span text:style-name="T48">Incontro</text:span></text:p>
      <text:p text:style-name="P41"><text:span text:style-name="T48"/></text:p>
      <text:p text:style-name="P42"><text:span text:style-name="T49">Vantaggi: spazio risparmiato, meno costi, gen-nov 15620 fatture in crescita. </text:span><text:span text:style-name="T50">Risparmio di 26.000€/annuo.</text:span></text:p>
      <text:p text:style-name="P43"><text:span text:style-name="T51">Outsourcing verso unicredit ha garantito trasparenza. </text:span><text:span text:style-name="T80">Il costo di unicredit è di 6.000€ </text:span><text:span text:style-name="T81">e dipende dal numero delle fatture.</text:span></text:p>
      <text:p text:style-name="P43"><text:span text:style-name="T51"/></text:p>
      <text:p text:style-name="P44"><text:span text:style-name="T52">Contesto di partenza: </text:span><text:span text:style-name="T53">grosso incremento di fatturato, costi dipendenti dalle materie prime e dai costi di processo. Obiettivo: abbattere i costi ed incrementare la liquidità con la trasparenza.</text:span></text:p>
      <text:p text:style-name="P44"><text:span text:style-name="T53"/></text:p>
      <text:p text:style-name="P47"><text:span text:style-name="T56">Processo</text:span></text:p>
      <text:p text:style-name="P47"><text:span text:style-name="T56"/></text:p>
      <text:p text:style-name="P48"><text:span text:style-name="T57">Ordine viene processato </text:span><text:span text:style-name="T58">(tramite mail o fax) e viene immesso nel sistema, </text:span><text:span text:style-name="T59">2/3/4 persone fanno la fattura </text:span><text:span text:style-name="T60">che viene stampata e inviata per posta </text:span><text:span text:style-name="T63">(</text:span><text:span text:style-name="T61">1 persona</text:span><text:span text:style-name="T63">)</text:span><text:span text:style-name="T61">. </text:span><text:span text:style-name="T62">Pagamenti tramite riba o tramite bonifico. Pagamenti tramite bonifico sono tutte fatte a mano. </text:span><text:span text:style-name="T74">La fattura veniva veniva stampata 2 volte, una spedita ed una archiviata.</text:span></text:p>
      <text:p text:style-name="P49"><text:span text:style-name="T64">Ricerca dei documenti tutta manuale.</text:span></text:p>
      <text:p text:style-name="P54"><text:span text:style-name="T69">Costi complessivi: 25.000€ annuo di risparmio </text:span><text:span text:style-name="T70">sul 2010. </text:span><text:span text:style-name="T71">Mediamente </text:span><text:span text:style-name="T72">10</text:span><text:span text:style-name="T71"> pagine per fattura. </text:span><text:span text:style-name="T73">Ricerca di 2-3 volte a settimana. </text:span><text:span text:style-name="T75">0.06 busta 0.06 a foglio 0.009 stampa </text:span><text:span text:style-name="T79">b/n 0.012 colori</text:span><text:span text:style-name="T75">.</text:span></text:p>
      <text:p text:style-name="P49"><text:span text:style-name="T64"/></text:p>
      <text:p text:style-name="P51"><text:span text:style-name="T66">Cresce il numero di fatture ma non cresce il personale per gestirlo.</text:span></text:p>
      <text:p text:style-name="P44"><text:span text:style-name="T53"/></text:p>
      <text:p text:style-name="P52"><text:span text:style-name="T67">TOBE:</text:span></text:p>
      <text:p text:style-name="P53"><text:span text:style-name="T68">Viene generato un file dal gestionale, viene visualizzato dall'operatore e verificato, viene quindi inviato e la banca lo processa il giorno dopo</text:span></text:p>
      <text:p text:style-name="P53"><text:span text:style-name="T68"/></text:p>
      <text:p text:style-name="P56"><text:span text:style-name="T77">In house non era un investimento che potevano </text:span><text:span text:style-name="T78">sostenere.</text:span></text:p>
      <text:p text:style-name="P56"><text:span text:style-name="T78"/></text:p>
      <text:p text:style-name="P57"><text:span text:style-name="T82">Coinvolgimento:</text:span></text:p>
      <text:p text:style-name="P58"><text:span text:style-name="T83">Driver: responsabile IT e Amministrativo. </text:span><text:span text:style-name="T84">Team interno + unicredit.</text:span></text:p>
      <text:p text:style-name="P52"><text:span text:style-name="T67"/></text:p>
      <text:p text:style-name="P45"><text:span text:style-name="T54">Domande?</text:span></text:p>
      <text:p text:style-name="P45"><text:span text:style-name="T54">Oursourcing per trasparenza e per uno sviluppo a lungo periodo?</text:span></text:p>
      <text:p text:style-name="P46"><text:span text:style-name="T55">Distributore è escusivo?</text:span></text:p>
      <text:p text:style-name="P50"><text:span text:style-name="T65">Legge italiana con legge europea/mondiale?</text:span></text:p>
      <text:p text:style-name="P50"><text:span text:style-name="T65"/></text:p>
      <text:p text:style-name="P55"><text:span text:style-name="T76">Numero di note di credit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S P????" svg:font-family="'MS P????'" style:font-family-generic="system" style:font-pitch="variable"/>
    <style:font-face style:name="Times1" svg:font-family="Time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aragrafo_20_elenco" style:display-name="Paragrafo elenco" style:family="paragraph" style:parent-style-name="Standard">
      <style:paragraph-properties fo:margin-left="0.5in" fo:margin-right="0in" fo:text-indent="0in" style:auto-text-indent="false"/>
    </style:style>
    <style:style style:name="List_20_Paragraph" style:display-name="List Paragraph" style:family="paragraph" style:parent-style-name="Standard"/>
    <style:style style:name="Heading_20_2" style:display-name="Heading 2" style:family="paragraph" style:parent-style-name="Standard" style:next-style-name="Text_20_body" style:default-outline-level="2" style:class="text">
      <style:paragraph-properties fo:margin-top="0.139in" fo:margin-bottom="0in" fo:keep-with-next="always"/>
      <style:text-properties fo:color="#6076b4" fo:font-size="13pt" fo:font-weight="bold" style:font-size-asian="13pt" style:font-weight-asian="bold" style:font-size-complex="13pt" style:font-weight-complex="bold"/>
    </style:style>
    <style:style style:name="Normale_20__2b__20_18_20_pt" style:display-name="Normale + 18 pt" style:family="paragraph" style:parent-style-name="Standard"/>
    <style:style style:name="WW8Num15z0" style:family="text">
      <style:text-properties style:font-name="Symbol"/>
    </style:style>
    <style:style style:name="WW8Num25z1" style:family="text">
      <style:text-properties style:font-name="Symbol"/>
    </style:style>
    <style:style style:name="WW8Num21z0" style:family="text">
      <style:text-properties style:font-name="Symbol"/>
    </style:style>
    <style:style style:name="WW8Num21z1" style:family="text">
      <style:text-properties style:font-name="Wingdings"/>
    </style:style>
    <style:style style:name="WW8Num21z4" style:family="text">
      <style:text-properties style:font-name="Courier New"/>
    </style:style>
    <style:style style:name="WW8Num22z1" style:family="text">
      <style:text-properties style:font-name="Symbol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name-asian="MS P????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bullet text:level="2" text:style-name="WW8Num25z1" style:num-suffix=".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1z1" style:num-suffix=".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3" text:style-name="WW8Num21z1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1z4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21z1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1z4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21z1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bullet text:level="2" text:style-name="WW8Num22z1" style:num-suffix=".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Trebuchet MS'" style:font-family-generic="swiss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incenzo Ampolo</meta:initial-creator>
    <meta:creation-date>2010-12-06T22:17:06</meta:creation-date>
    <dc:date>2010-12-13T17:05:30</dc:date>
    <dc:creator>Vincenzo Ampolo</dc:creator>
    <meta:editing-duration>PT02H38M57S</meta:editing-duration>
    <meta:editing-cycles>73</meta:editing-cycles>
    <meta:generator>OpenOffice.org/3.2$Unix OpenOffice.org_project/320m19$Build-9505</meta:generator>
    <meta:document-statistic meta:table-count="0" meta:image-count="0" meta:object-count="0" meta:page-count="3" meta:paragraph-count="108" meta:word-count="1046" meta:character-count="6860"/>
  </office:meta>
</office:document-meta>
</file>